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81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1cm" svg:height="12.355cm" svg:x="3.5cm" svg:y="2.5cm">
          <draw:text-box>
            <text:p>8上-英语-人教版 unit 3</text:p>
            <text:p/>
            <text:p/>
            <text:p>compare to / compare with</text:p>
            <text:p/>
            <text:p>Congratulation / Congrats</text:p>
            <text:p/>
            <text:p>Nobel Prize – Literature, Physics, Chemistry, Physiology or Medicine,</text:p>
            <text:p><text:s text:c="22"/>Economics Sciences, Peace</text:p>
            <text:p/>
            <text:p>sense of humor / sense of time / sense of space / sense of speed / <text:s text:c="10"/>sense of duty / sense of accomplishment / sense of danger / sense of direction</text:p>
            <text:p/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0M21S</meta:editing-duration>
    <meta:editing-cycles>8</meta:editing-cycles>
    <meta:generator>OpenOffice/4.1.15$Win32 OpenOffice.org_project/4115m2$Build-9813</meta:generator>
    <dc:date>2025-10-04T11:00:42.47</dc:date>
    <dc:creator>Eric Zhang</dc:creator>
    <meta:document-statistic meta:object-count="24"/>
  </office:meta>
</office:document-meta>
</file>